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Gothic B" svg:font-family="'HG Gothic B'" style:font-family-generic="system" style:font-pitch="variable"/>
    <style:font-face style:name="HG Mincho L" svg:font-family="'HG Mincho 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Thorndale" fo:font-style="normal" style:font-style-asian="normal" style:font-style-complex="normal"/>
    </style:style>
    <style:style style:name="P3" style:family="paragraph" style:parent-style-name="Heading_20_1">
      <style:text-properties fo:font-style="normal" style:font-style-asian="normal" style:font-style-complex="normal"/>
    </style:style>
    <style:style style:name="P4" style:family="paragraph" style:parent-style-name="Heading_20_1">
      <style:text-properties style:font-name="Albany"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2">
      <style:text-properties style:font-name="Thorndale" fo:font-style="normal" style:font-style-asian="normal" style:font-style-complex="normal"/>
    </style:style>
    <style:style style:name="P7" style:family="paragraph" style:parent-style-name="Text_20_body" style:list-style-name="L3">
      <style:text-properties style:font-name="Thorndale" fo:font-style="normal" style:font-style-asian="normal" style:font-style-complex="normal"/>
    </style:style>
    <style:style style:name="P8" style:family="paragraph">
      <style:paragraph-properties fo:margin-left="0in" fo:margin-right="0in" fo:margin-top="0in" fo:margin-bottom="0in" fo:line-height="100%" fo:text-align="start" text:enable-numbering="false" fo:text-indent="0in"/>
    </style:style>
    <style:style style:name="P9"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P10" style:family="paragraph">
      <style:paragraph-properties fo:margin-left="0in" fo:margin-right="0in" fo:margin-top="0in" fo:margin-bottom="0in" fo:line-height="100%" fo:text-align="center" text:enable-numbering="false" fo:text-indent="0in"/>
    </style:style>
    <style:style style:name="P1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fo:font-size="11pt" style:font-size-asian="11pt" style:font-size-complex="11pt"/>
    </style:style>
    <style:style style:name="T4" style:family="text">
      <style:text-properties style:font-name="Courier New" fo:font-size="11pt" fo:font-style="normal" style:font-size-asian="11pt" style:font-style-asian="normal" style:font-size-complex="11pt" style:font-style-complex="normal"/>
    </style:style>
    <style:style style:name="T5" style:family="text">
      <style:text-properties style:font-name="Thorndale" fo:font-style="normal" style:font-style-asian="normal" style:font-style-complex="normal"/>
    </style:style>
    <style:style style:name="T6" style:family="text">
      <style:text-properties style:font-name="Courier New"/>
    </style:style>
    <style:style style:name="T7" style:family="text">
      <style:text-properties style:font-name="Courier New" fo:font-size="11pt" style:font-size-asian="11pt" style:font-size-complex="11pt"/>
    </style:style>
    <style:style style:name="T8" style:family="text">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right" draw:textarea-vertical-align="bottom"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start-line-spacing-horizontal="0in" draw:start-line-spacing-vertical="0in" draw:end-line-spacing-horizontal="0in" draw:end-line-spacing-vertical="0in"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right" draw:textarea-vertical-align="bottom" draw:auto-grow-height="fals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ra Service Infrastructure</text:p>
      <text:p text:style-name="Subtitle">Stephen Green</text:p>
      <text:p text:style-name="Text_20_body"/>
      <text:h text:style-name="Heading_20_1" text:outline-level="1">Introduction</text:h>
      <text:p text:style-name="Text_20_body">The component registry that is generated as a result of loading a configuration file into a configuration manager is responsible for managing the relationship with any Jini services that a particular set of components is using. <text:s/>For the purposes of describing how services are composed and how failures are detected and corrected, we will use the term <text:span text:style-name="T1">component</text:span><text:span text:style-name="T2"> to describe a single entity in a configuration file that can be instantiated and configured via the Sun Labs configuration manager.</text:span></text:p>
      <text:p text:style-name="Text_20_body"><text:span text:style-name="T2">We </text:span>will use the term <text:span text:style-name="T1">server</text:span> to describe a component that is providing some capability to remote clients. <text:s/>The term <text:span text:style-name="T1">service</text:span><text:span text:style-name="T2"> will be used to describe the remote interface for a server that is registered with a Jini service registrar. <text:s/>Finally, the term </text:span><text:span text:style-name="T1">client</text:span><text:span text:style-name="T2"> will be used to describe the component that looks up and uses the provided service.</text:span></text:p>
      <text:p text:style-name="P1">Note that it is possible (in fact, likely) that a component that is a server for a particular service may be a client for another service.</text:p>
      <text:p text:style-name="P1"><text:sequence-ref text:reference-format="category-and-value" text:ref-name="refDrawing0">Drawing 1</text:sequence-ref>provides a diagram of what happens during service registration and lookup.</text:p>
      <text:h text:style-name="Heading_20_1" text:outline-level="1"><draw:frame draw:style-name="fr1" draw:name="Frame1" text:anchor-type="paragraph" svg:x="0.0689in" svg:y="0.061in" svg:width="6.739in" draw:z-index="0"><draw:text-box fo:min-height="3.6055in"><text:p text:style-name="Drawing"><draw:g text:anchor-type="paragraph" draw:z-index="1" draw:style-name="gr1"><draw:g draw:style-name="gr2" draw:id="id3"><draw:custom-shape draw:style-name="gr3" draw:text-style-name="P9" svg:width="1.0524in" svg:height="0.563in" svg:x="0.4571in" svg:y="1.9839in"><text:p text:style-name="P8"><text:span text:style-name="T8">Component</text:span></text:p><text:p text:style-name="P8"><text:span text:style-name="T8">Registry</text:span></text:p><draw:enhanced-geometry svg:viewBox="0 0 21600 21600" draw:type="rectangle" draw:enhanced-path="M 0 0 L 21600 0 21600 21600 0 21600 0 0 Z N"/></draw:custom-shape><draw:custom-shape draw:style-name="gr4" draw:text-style-name="P9" svg:width="1.5059in" svg:height="1.224in" svg:x="0.1626in" svg:y="1.8126in"><text:p text:style-name="P8"><text:span text:style-name="T8">Configuration</text:span></text:p><text:p text:style-name="P8"><text:span text:style-name="T8">Manager</text:span></text:p><draw:enhanced-geometry svg:viewBox="0 0 21600 21600" draw:type="rectangle" draw:enhanced-path="M 0 0 L 21600 0 21600 21600 0 21600 0 0 Z N"/></draw:custom-shape></draw:g><draw:g draw:style-name="gr2" draw:id="id1"><draw:custom-shape draw:style-name="gr3" draw:text-style-name="P9" svg:width="1.0531in" svg:height="0.563in" svg:x="5.0835in" svg:y="1.9839in"><text:p text:style-name="P8"><text:span text:style-name="T8">Component</text:span></text:p><text:p text:style-name="P8"><text:span text:style-name="T8">Registry</text:span></text:p><draw:enhanced-geometry svg:viewBox="0 0 21600 21600" draw:type="rectangle" draw:enhanced-path="M 0 0 L 21600 0 21600 21600 0 21600 0 0 Z N"/></draw:custom-shape><draw:custom-shape draw:style-name="gr4" draw:text-style-name="P9" svg:width="1.5059in" svg:height="1.224in" svg:x="4.7898in" svg:y="1.8126in"><text:p text:style-name="P8"><text:span text:style-name="T8">Configuration</text:span></text:p><text:p text:style-name="P8"><text:span text:style-name="T8">Manager</text:span></text:p><draw:enhanced-geometry svg:viewBox="0 0 21600 21600" draw:type="rectangle" draw:enhanced-path="M 0 0 L 21600 0 21600 21600 0 21600 0 0 Z N"/></draw:custom-shape></draw:g><draw:custom-shape draw:style-name="gr5" draw:text-style-name="P11" draw:id="id2" svg:width="1.6622in" svg:height="1.026in" svg:x="2.539in" svg:y="0in"><text:p text:style-name="P10"><text:span text:style-name="T8">Jini Service</text:span></text:p><text:p text:style-name="P10"><text:span text:style-name="T8">Registrar</text:span></text:p><draw:enhanced-geometry svg:viewBox="0 0 21600 21600" draw:glue-points="10800 0 3160 3160 0 10800 3160 18440 10800 21600 18440 18440 21600 10800 18440 3160" draw:text-areas="3200 3200 18400 18400" draw:type="ellipse"/></draw:custom-shape><draw:connector draw:style-name="gr6" draw:text-style-name="P11" draw:type="curve" svg:x1="5.5425in" svg:y1="1.8126in" svg:x2="4.2008in" svg:y2="0.5126in" draw:start-shape="id1" draw:start-glue-point="0" draw:end-shape="id2" draw:end-glue-point="10"><text:p text:style-name="P10"><text:span text:style-name="T8">Lookup</text:span></text:p></draw:connector><draw:connector draw:style-name="gr7" draw:text-style-name="P11" draw:type="curve" svg:x1="0.9154in" svg:y1="1.8126in" svg:x2="2.539in" svg:y2="0.5126in" draw:start-shape="id3" draw:start-glue-point="0" draw:end-shape="id2" draw:end-glue-point="6"><text:p text:style-name="P10"><text:span text:style-name="T8">Register</text:span></text:p></draw:connector><draw:custom-shape draw:style-name="gr8" draw:text-style-name="P11" svg:width="2.1323in" svg:height="2.1331in" svg:x="0in" svg:y="1.472in"><text:p text:style-name="P10"><text:span text:style-name="T8">JVM A</text:span></text:p><draw:enhanced-geometry svg:viewBox="0 0 21600 21600" draw:type="rectangle" draw:enhanced-path="M 0 0 L 21600 0 21600 21600 0 21600 0 0 Z N"/></draw:custom-shape><draw:custom-shape draw:style-name="gr8" draw:text-style-name="P11" svg:width="2.1331in" svg:height="2.1331in" svg:x="4.6063in" svg:y="1.472in"><text:p text:style-name="P10"><text:span text:style-name="T8">JVM B</text:span></text:p><draw:enhanced-geometry svg:viewBox="0 0 21600 21600" draw:type="rectangle" draw:enhanced-path="M 0 0 L 21600 0 21600 21600 0 21600 0 0 Z N"/></draw:custom-shape></draw:g>Drawing <text:sequence text:ref-name="refDrawing0" text:name="Drawing" text:formula="ooow:Drawing+1" style:num-format="1">1</text:sequence>: Service Registration and Lookup</text:p></draw:text-box></draw:frame>Service Startup and Shutdown</text:h>
      <text:p text:style-name="Text_20_body">The <text:span text:style-name="T3">AuraService</text:span> interface and <text:span text:style-name="T3">Aura</text:span><text:span text:style-name="T3">ServiceStarter</text:span> class are provided as a way to start a selected set of Aura components within <text:s/>a single JVM. Aura components that need to be started up and shutdown in an orderly way should implement the <text:span text:style-name="T3">AuraService</text:span> interface. <text:s/>The <text:span text:style-name="T3">AuraServiceStarter</text:span> can then be used (in conjunction with a suitable configuration file) to start the <text:soft-page-break/>configured services and to stop the services when the JVM is shut down.</text:p>
      <text:h text:style-name="P3" text:outline-level="1">Component Registry</text:h>
      <text:p text:style-name="Text_20_body"><text:span text:style-name="T2">Most of the knowledge about the distributed environment is encapsulated in the </text:span><text:span text:style-name="T4">ComponentRegistry</text:span><text:span text:style-name="T2"> that is part of the configuration subsystem. <text:s/>When a configuration file contains a component called </text:span><text:span text:style-name="T4">registry</text:span><text:span text:style-name="T2"> of the correct type, a component registry will be instantiated and configured. <text:s/>The component registry is responsible for:</text:span></text:p>
      <text:list text:style-name="L1">
        <text:list-item>
          <text:p text:style-name="P5">Starting a class server. <text:s/>This server will be responsible for serving the classes that are associated with the servers that will be registered with the service registries.</text:p>
        </text:list-item>
        <text:list-item>
          <text:p text:style-name="P5">Setting the RMI codebase for the classes that will be exported to the service registrar. <text:s/>The codebase can be specified explicitly or as a collection of jar files that will be served by the class server associated with the component registry.</text:p>
        </text:list-item>
        <text:list-item>
          <text:p text:style-name="P5">Ensuring that a a security manager exists. <text:s/>If a security manager does not exist, one is instantiated. <text:s/>The configuration for the component registry can specify a security policy to be used for the security manager.</text:p>
        </text:list-item>
        <text:list-item>
          <text:p text:style-name="P5">Contacting any available service registrars. <text:s/>The component registry can be configured to contact specific registrars and can be configured with default groups that a service registrar must support, but it will discover any registrars that meet those criteria.</text:p>
        </text:list-item>
        <text:list-item>
          <text:p text:style-name="P5">Registering services with the service registrars that have been discovered.</text:p>
        </text:list-item>
        <text:list-item>
          <text:p text:style-name="P5">Tracking which services have been registered, so that they may be unregistered when the VM containing this component registry is shut down.</text:p>
        </text:list-item>
        <text:list-item>
          <text:p text:style-name="P5">Looking up services in the set of service registrars.</text:p>
        </text:list-item>
        <text:list-item>
          <text:p text:style-name="P5">Tracking which services have been looked up.</text:p>
        </text:list-item>
        <text:list-item>
          <text:p text:style-name="P5">Listening for service registration events for the services that have been looked up by clients and letting the clients know about changes to the services that they are using.</text:p>
        </text:list-item>
      </text:list>
      <text:p text:style-name="Text_20_body"><text:span text:style-name="T2">The component registry uses a </text:span><text:bookmark-start text:name="DDE_LINK"/><text:span text:style-name="T4">ServiceDiscoveryManager</text:span><text:bookmark-end text:name="DDE_LINK"/><text:span text:style-name="T2"> to contact any service registries that <text:s/>meet the criteria defined in the configuration for the component registry. <text:s/>These criteria may include a particular registrar host to contact or a set of groups that the service registrar must support. <text:s text:c="2"/>By default, we will assume that service registries meant to be used as part of an Aura system will be in the </text:span><text:span text:style-name="T4">Aura</text:span><text:span text:style-name="T2"> group. <text:s/>Services registered by the component registry will be registered in all available service registrars. <text:s/>This is a straightforward way to provide redundancy for our service registrars: <text:s/>we can simply start multiple registrars and register all components in all registrars.</text:span></text:p>
      <text:p text:style-name="P1">Each component registry that is started should provide a server for the classes that are associated with that particular registry, rather than having all classes served by a global class server. <text:s/>Although we expect that most of the class servers in an Aura system will be serving the same jar files, doing things in this way removes the global class server as a single point of failure. <text:s/>It will also allow us to try out new versions of the software on only a few nodes (serving the new jar files) before rolling the changes out globally.</text:p>
      <text:h text:style-name="P3" text:outline-level="1">Service Registration</text:h>
      <text:p text:style-name="Text_20_body"><text:span text:style-name="T2">In order for a component to be registered in a service registrar, it should be broken into two parts: <text:s/>an interface that extends </text:span><text:span text:style-name="T4">Remote</text:span><text:span text:style-name="T2"> and an implementation of the interface. <text:s/>Generally speaking, any startup of shutdown of components will be handled by the Aura infrastructure, so no startup or shutdown </text:span><text:soft-page-break/><text:span text:style-name="T2">methods should be part of the remote interface.</text:span></text:p>
      <text:p text:style-name="P1">The configuration file format has been extended to provide some new attributes for components. <text:s/>In particular the export boolean attribute indicates that a component should be exported to a service registrar using a component registry, if one is defined.</text:p>
      <text:p text:style-name="P1">When a component is exported to a Jini service registrar, the configuration for the server component can specify a lease time that should be used to get a lease for the registered component. <text:s/>The default lease time is 100 seconds. <text:s/>This is probably too stringent for some of our services, but it should provide timely notification if a server goes down.</text:p>
      <text:p text:style-name="Text_20_body"><text:span text:style-name="T2">A </text:span><text:span text:style-name="T4">LeaseRenewalManager</text:span><text:span text:style-name="T2"> tied to the <text:s/></text:span><text:span text:style-name="T4">ServiceDiscoveryManager</text:span><text:span text:style-name="T5"> is used to make sure that the lease is renewed as necessary while the component registry is active.</text:span></text:p>
      <text:h text:style-name="P4" text:outline-level="1">Service Lookup</text:h>
      <text:p text:style-name="Text_20_body"><text:span text:style-name="T2">The lookup method of the configuration manager has been extended to perform a lookup in the Jini service registrar if the configuration manager has a component registry, if necessary. <text:s/>Generally, one indicates that a component should be searched for in the Jini service registrar by providing the name and type of the component without any associated properties. <text:s/>One can also specify </text:span><text:span text:style-name="T4">true</text:span><text:span text:style-name="T2"> for the boolean </text:span><text:span text:style-name="T4">import</text:span><text:span text:style-name="T2"> attribute for the component when the component has properties specified in the configuration file.</text:span></text:p>
      <text:p text:style-name="P1">Note that on the client side, the configuration files should specify the remote interface defined for the component, since the proxy that is fetched from the registrar will implement that interface.</text:p>
      <text:p text:style-name="P1">When a component registry looks up a service in a service registrar, the component may come from any of the service registrars available. <text:s/>When a lookup occurs, the component that requested the lookup is recorded for the service that is returned. <text:s/>This is necessary so that service discovery events regarding that service can be directed to the component that asked for it. <text:s/>In this way, we avoid having to have all components parse service discovery events that have nothing to do with them.</text:p>
      <text:h text:style-name="P3" text:outline-level="1">Service Events</text:h>
      <text:p text:style-name="Text_20_body"><text:span text:style-name="T2">There are three main service events that need to be considered, represented by the methods in the </text:span><text:span text:style-name="T4">ServiceDiscoveryListener</text:span><text:span text:style-name="T2"> interface. <text:s/>Events occur when services are added, changed or removed from a service registrar. <text:s/>For our purposes, the service added events will be ignored, since we will assume that the components will request the services that they need at configuration time.</text:span></text:p>
      <text:p text:style-name="Text_20_body"><text:span text:style-name="T2">When a service that a client is using is changed or deleted, then the component registry is responsible for noting the event, determining which components have gotten that service as the result of a lookup in the service registrar and then calling the </text:span><text:span text:style-name="T4">newProperties</text:span><text:span text:style-name="T2"> method for those components. <text:s/>This will cause the components in question to reconfigure themselves, which will have the side effect of having them reperform an lookups for services in the registrar.</text:span></text:p>
      <text:p text:style-name="Text_20_body"><text:span text:style-name="T2">This approach imposes the requirement on components that their </text:span><text:span text:style-name="T4">newProperties</text:span><text:span text:style-name="T2"> methods must be able to be called multiple times without any error. <text:s/>The main benefit derived from this is that if a server dies, the lease for the associated service in the service registrar will time out, a service removed event will be fired, and the client will be reconfigured.</text:span></text:p>
      <text:h text:style-name="P3" text:outline-level="1">Challenges and Failure Modes</text:h>
      <text:p text:style-name="P2">The main difficulty faced by Aura components will be servers and their associated services appearing and disappearing during the lifetime of an Aura system. <text:s/>Typically, an Aura component will lookup <text:soft-page-break/>services when it is configured by the property manager and will use those services until it is either finished its work or those services go down.</text:p>
      <text:p text:style-name="P2">As far as the lookup goes, the service discovery manager provides for service lookups with a timeout so that a component performing a lookup via the component registry will block as long as specified until a service matching the requirements provided becomes available. <text:s/>This eases the problem of determining which servers to start up first, since a component can block waiting for services upon which it depends. <text:s/>The timeout used for lookups by the component registry is configurable, and the default value is 100 seconds.</text:p>
      <text:p text:style-name="P2">When services become unavailable there are two possibilities: <text:s/>the service has encountered a transient problem (e.g., the network cable is unplugged for a moment) or the service has encountered a terminal problem (e.g., the kernel panicked). <text:s/>Note that from the point of view of the client, a service that has been shutdown in an orderly manner appears to be one that has encountered a terminal problem.</text:p>
      <text:p text:style-name="P2">In the case of a transient failure, the service may or may not disappear from the service registrar, depending on how long the transient failure persists. <text:s/>In the case of a terminal failure, the service will disappear from the service registrar when its lease with the registrar expires, as the JVM holding the lease will have been shutdown. <text:s/>Even if the same service is brought back up on the same hardware, the client will not be able to recover the service that it was using.</text:p>
      <text:p text:style-name="P2">In either case, the way that the client will notice that a service has disappeared (for however short a period) is to try to call one of the remote methods from the service and receive a <text:span text:style-name="T3">RemoteException</text:span>. <text:s/>When a client experiences a <text:span text:style-name="T3">RemoteException</text:span>, it needs to take some recovery action. <text:s/>The proposed pattern for service failures is as follows:</text:p>
      <text:list text:style-name="L2">
        <text:list-item>
          <text:p text:style-name="P6">Store whatever state is necessary to recover when the service has been replaced or rollback to a known good state.</text:p>
        </text:list-item>
        <text:list-item>
          <text:p text:style-name="P6">Either:</text:p>
        </text:list-item>
      </text:list>
      <text:list text:style-name="L3">
        <text:list-item>
          <text:p text:style-name="P7">Pause until the service discovery listener notices that the service has disappeared and the <text:span text:style-name="T3">newProperties</text:span> method for the client is called. <text:s/>The call to <text:span text:style-name="T3">newProperties</text:span> by the configuration manager will allow the client to get a new service.</text:p>
        </text:list-item>
        <text:list-item>
          <text:p text:style-name="P7">Call the reconfigure method on the configuration manager that was used to configure the client. <text:s/>This will cause the <text:span text:style-name="T3">newProperties</text:span> method to be called for the component. <text:s/>This approach requires a client to save a reference to the configuration manager that was used to configure the client. <text:s/>Such a reference can be gotten from the <text:span text:style-name="T3">PropertySheet</text:span> that was passed to the <text:span text:style-name="T3">newProperties</text:span> method.</text:p>
        </text:list-item>
      </text:list>
      <text:list text:style-name="L2" text:continue-numbering="true">
        <text:list-item>
          <text:p text:style-name="P6">Once the client has been reconfigured it can continue processing.</text:p>
        </text:list-item>
      </text:list>
      <text:p text:style-name="P2">It would be possible for clients to retry failed method calls in order to circumvent transient failures, but this would require a retry-loop around each method that can throw <text:span text:style-name="T3">RemoteException</text:span>, which could be quite complicated and prone to failure. <text:s/>The method described above can be implemented in the catch block for the exception.</text:p>
      <text:p text:style-name="P2">The configuration system defines a configuration change listener interface, but it requires listeners to listen for changes to all components, but this is too much overhead for a component to handle. <text:s/>Having the configuration manager call the appropriate <text:span text:style-name="T3">newProperties</text:span> method when services change is much more straightforward, and only requires that the <text:span text:style-name="T3">newProperties</text:span> method be callable multiple times.</text:p>
      <text:p text:style-name="P2">There is one loophole in this process: <text:s/>when the client is reconfigured it may not be able to get a new instance of the service that it needs. <text:s/>The overall goal is to make sure that there are enough available services of any given type and that the lookup timeout is sufficiently large that that the probability of this kind of failure is low.</text:p>
      <text:h text:style-name="Heading_20_1" text:outline-level="1"><text:soft-page-break/>Aura and the Grid</text:h>
      <text:p text:style-name="P2">When services do go down, we need the Aura infrastructure to notice that the virtual machine (or the physical machine) providing the service has disappeared. <text:s/>This is more a function of the grid infrastructure that we will implement Aura on than a function of Aura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 New" svg:font-family="'Courier New'"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Gothic B" svg:font-family="'HG Gothic B'" style:font-family-generic="system" style:font-pitch="variable"/>
    <style:font-face style:name="HG Mincho L" svg:font-family="'HG Mincho L'"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in"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5$Build-9264</meta:generator>
    <meta:creation-date>2008-01-31T11:02:20</meta:creation-date>
    <dc:creator>Stephen Green</dc:creator>
    <dc:date>2008-02-04T21:21:53</dc:date>
    <meta:editing-cycles>70</meta:editing-cycles>
    <meta:editing-duration>PT13H50M42S</meta:editing-duration>
    <meta:user-defined meta:name="Info 1"/>
    <meta:user-defined meta:name="Info 2"/>
    <meta:user-defined meta:name="Info 3"/>
    <meta:user-defined meta:name="Info 4"/>
    <meta:document-statistic meta:table-count="0" meta:image-count="0" meta:object-count="0" meta:page-count="5" meta:paragraph-count="52" meta:word-count="2020" meta:character-count="12428"/>
  </office:meta>
</office:document-meta>
</file>